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11.40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34cm" fo:min-width="3.58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9cm" fo:min-width="1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942cm"/>
    </style:style>
    <style:style style:name="gr7" style:family="graphic" style:parent-style-name="standard">
      <style:graphic-properties draw:fill-color="#0066b3" draw:textarea-horizontal-align="justify" draw:textarea-vertical-align="middle" draw:auto-grow-height="false" fo:min-height="0.55cm" fo:min-width="0.8cm"/>
    </style:style>
    <style:style style:name="gr8" style:family="graphic" style:parent-style-name="standard">
      <style:graphic-properties svg:stroke-color="#ed1c24" draw:fill-color="#ed1c24" draw:textarea-horizontal-align="justify" draw:textarea-vertical-align="middle" draw:auto-grow-height="false" fo:min-height="0.55cm" fo:min-width="0.8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0.55cm" fo:min-width="0.8cm"/>
    </style:style>
    <style:style style:name="gr10" style:family="graphic" style:parent-style-name="standard">
      <style:graphic-properties svg:stroke-color="#72bf44" draw:fill-color="#72bf44" draw:textarea-horizontal-align="justify" draw:textarea-vertical-align="middle" draw:auto-grow-height="false" fo:min-height="1.1cm" fo:min-width="5.75cm"/>
    </style:style>
    <style:style style:name="gr11" style:family="graphic" style:parent-style-name="standard">
      <style:graphic-properties draw:fill-color="#0066b3" draw:textarea-horizontal-align="justify" draw:textarea-vertical-align="middle" draw:auto-grow-height="false" fo:min-height="1.1cm" fo:min-width="5.75cm"/>
    </style:style>
    <style:style style:name="gr12" style:family="graphic" style:parent-style-name="standard">
      <style:graphic-properties svg:stroke-color="#ed1c24" draw:fill-color="#ed1c24" draw:textarea-horizontal-align="justify" draw:textarea-vertical-align="middle" draw:auto-grow-height="false" fo:min-height="1.1cm" fo:min-width="5.7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194cm" fo:min-width="3.54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284cm" fo:min-width="0.8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376cm" fo:min-width="3.526cm"/>
    </style:style>
    <style:style style:name="gr16" style:family="graphic" style:parent-style-name="standard">
      <style:graphic-properties draw:stroke="none" draw:fill="none" fo:min-height="0.319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466cm" fo:min-width="3.516cm"/>
    </style:style>
    <style:style style:name="gr18" style:family="graphic" style:parent-style-name="standard">
      <style:graphic-properties draw:stroke="none" draw:fill="none" fo:min-height="0.417cm"/>
    </style:style>
    <style:style style:name="gr19" style:family="graphic" style:parent-style-name="standard">
      <style:graphic-properties draw:stroke="none" draw:fill="none" fo:min-height="0.396cm"/>
    </style:style>
    <style:style style:name="gr20" style:family="graphic" style:parent-style-name="standard">
      <style:graphic-properties svg:stroke-color="#ef413d" draw:fill="none" draw:textarea-horizontal-align="justify" draw:textarea-vertical-align="middle" draw:auto-grow-height="false" fo:min-height="0.834cm" fo:min-width="3.584cm"/>
    </style:style>
    <style:style style:name="gr21" style:family="graphic" style:parent-style-name="standard">
      <style:graphic-properties svg:stroke-color="#ef413d" draw:fill="none" draw:textarea-horizontal-align="justify" draw:textarea-vertical-align="middle" draw:auto-grow-height="false" fo:min-height="1.194cm" fo:min-width="3.544cm"/>
    </style:style>
    <style:style style:name="gr22" style:family="graphic" style:parent-style-name="standard">
      <style:graphic-properties svg:stroke-color="#ef413d" draw:fill="none" draw:textarea-horizontal-align="justify" draw:textarea-vertical-align="middle" draw:auto-grow-height="false" fo:min-height="0.9cm" fo:min-width="1.8cm"/>
    </style:style>
    <style:style style:name="gr23" style:family="graphic" style:parent-style-name="standard">
      <style:graphic-properties svg:stroke-color="#0066b3" draw:fill="none" draw:textarea-horizontal-align="justify" draw:textarea-vertical-align="middle" draw:auto-grow-height="false" fo:min-height="2.284cm" fo:min-width="0.82cm"/>
    </style:style>
    <style:style style:name="gr24" style:family="graphic" style:parent-style-name="standard">
      <style:graphic-properties svg:stroke-color="#72bf44" draw:fill="none" draw:textarea-horizontal-align="justify" draw:textarea-vertical-align="middle" draw:auto-grow-height="false" fo:min-height="1.736cm" fo:min-width="3.686cm"/>
    </style:style>
    <style:style style:name="gr25" style:family="graphic" style:parent-style-name="standard">
      <style:graphic-properties svg:stroke-color="#0066b3" draw:fill="none" draw:textarea-horizontal-align="justify" draw:textarea-vertical-align="middle" draw:auto-grow-height="false" fo:min-height="0.834cm" fo:min-width="3.584cm"/>
    </style:style>
    <style:style style:name="gr26" style:family="graphic" style:parent-style-name="standard">
      <style:graphic-properties svg:stroke-color="#0066b3" draw:fill="none" draw:textarea-horizontal-align="justify" draw:textarea-vertical-align="middle" draw:auto-grow-height="false" fo:min-height="1.194cm" fo:min-width="4.044cm"/>
    </style:style>
    <style:style style:name="gr27" style:family="graphic" style:parent-style-name="standard">
      <style:graphic-properties svg:stroke-color="#72bf44" draw:fill="none" draw:textarea-horizontal-align="justify" draw:textarea-vertical-align="middle" draw:auto-grow-height="false" fo:min-height="0.834cm" fo:min-width="3.58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/>
    </style:style>
    <style:style style:name="P6" style:family="paragraph">
      <loext:graphic-properties draw:fill-color="#0066b3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ed1c24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72bf44"/>
      <style:paragraph-properties fo:text-align="center"/>
      <style:text-properties fo:font-size="13pt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text-properties fo:font-size="8pt"/>
    </style:style>
    <style:style style:name="P11" style:family="paragraph">
      <loext:graphic-properties draw:fill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"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907cm" svg:height="1.474cm" svg:x="1.9cm" svg:y="1.3cm">
          <draw:text-box>
            <text:p>Kommunikation zwischen Hub und Node</text:p>
            <text:p><text:span text:style-name="T1">a) Heartbeat</text:span></text:p>
          </draw:text-box>
        </draw:frame>
        <draw:custom-shape draw:style-name="gr2" draw:text-style-name="P3" draw:layer="layout" svg:width="4.2cm" svg:height="1.2cm" svg:x="1.8cm" svg:y="3.5cm">
          <text:p text:style-name="P2"><text:span text:style-name="T1">Node sendet Msg.</text:span></text:p>
          <text:p text:style-name="P2"><text:span text:style-name="T2">PAYLOAD_TYPE_H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6cm" svg:height="2.3cm" svg:x="1.6cm" svg:y="6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.9cm" svg:y1="4.7cm" svg:x2="3.9cm" svg:y2="6.1cm">
          <text:p/>
        </draw:line>
        <draw:custom-shape draw:style-name="gr2" draw:text-style-name="P3" draw:layer="layout" svg:width="4.2cm" svg:height="1.2cm" svg:x="1.8cm" svg:y="9.5cm">
          <text:p text:style-name="P2"><text:span text:style-name="T1">Hub sendet Msg.</text:span></text:p>
          <text:p text:style-name="P2"><text:span text:style-name="T2">PAYLOAD_TYPE_HB_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8.2cm" svg:x2="3.9cm" svg:y2="9.5cm">
          <text:p/>
        </draw:line>
        <draw:custom-shape draw:style-name="gr2" draw:text-style-name="P3" draw:layer="layout" svg:width="4.2cm" svg:height="1.2cm" svg:x="1.8cm" svg:y="12cm">
          <text:p text:style-name="P2"><text:span text:style-name="T1">Node sendet Msg.</text:span></text:p>
          <text:p text:style-name="P2"><text:span text:style-name="T2">PAYLOAD_TYPE_HB_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10.7cm" svg:x2="3.9cm" svg:y2="12cm">
          <text:p/>
        </draw:line>
        <draw:frame draw:style-name="gr5" draw:text-style-name="P5" draw:layer="layout" svg:width="1.442cm" svg:height="0.763cm" svg:x="3.7cm" svg:y="8.2cm">
          <draw:text-box>
            <text:p><text:span text:style-name="T3">Nein</text:span></text:p>
          </draw:text-box>
        </draw:frame>
        <draw:custom-shape draw:style-name="gr2" draw:text-style-name="P3" draw:layer="layout" svg:width="4.2cm" svg:height="1.2cm" svg:x="10.6cm" svg:y="9.5cm">
          <text:p text:style-name="P2"><text:span text:style-name="T1">Hub sendet Msg.</text:span></text:p>
          <text:p text:style-name="P2"><text:span text:style-name="T2">PAYLOAD_TYPE_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cm" svg:height="1.2cm" svg:x="10.6cm" svg:y="11.9cm">
          <text:p text:style-name="P2"><text:span text:style-name="T1">Node sendet Msg.</text:span></text:p>
          <text:p text:style-name="P2"><text:span text:style-name="T2">PAYLOAD_TYPE_DAT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2.7cm" svg:y1="10.6cm" svg:x2="12.7cm" svg:y2="11.9cm">
          <text:p/>
        </draw:line>
        <draw:custom-shape draw:style-name="gr3" draw:text-style-name="P4" xml:id="id1" draw:id="id1" draw:layer="layout" svg:width="4.6cm" svg:height="2.3cm" svg:x="10.4cm" svg:y="14.3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2.7cm" svg:y1="13.1cm" svg:x2="12.7cm" svg:y2="14.4cm">
          <text:p/>
        </draw:line>
        <draw:frame draw:style-name="gr6" draw:text-style-name="P5" draw:layer="layout" svg:width="1.442cm" svg:height="0.763cm" svg:x="6.258cm" svg:y="6.237cm">
          <draw:text-box>
            <text:p><text:span text:style-name="T3">Ja</text:span></text:p>
          </draw:text-box>
        </draw:frame>
        <draw:frame draw:style-name="gr6" draw:text-style-name="P5" draw:layer="layout" svg:width="1.442cm" svg:height="0.763cm" svg:x="11.158cm" svg:y="16.9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4.858cm" svg:y="15.6cm">
          <draw:text-box>
            <text:p><text:span text:style-name="T3">Ja</text:span></text:p>
          </draw:text-box>
        </draw:frame>
        <draw:connector draw:style-name="gr4" draw:text-style-name="P3" draw:layer="layout" draw:line-skew="0.998cm" svg:x1="15cm" svg:y1="15.45cm" svg:x2="12.8cm" svg:y2="7.2cm" draw:start-shape="id1" draw:start-glue-point="7" draw:end-shape="id2" draw:end-glue-point="1" svg:d="M15000 15450h1500v-8250h-3700" svg:viewBox="0 0 3701 8251">
          <text:p/>
        </draw:connector>
        <draw:custom-shape draw:style-name="gr2" draw:text-style-name="P4" xml:id="id4" draw:id="id4" draw:layer="layout" svg:width="4.2cm" svg:height="1.2cm" svg:x="1.8cm" svg:y="22cm">
          <text:p text:style-name="P2"><text:span text:style-name="T1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13.2cm" svg:x2="3.9cm" svg:y2="22.1cm">
          <text:p/>
        </draw:line>
        <draw:custom-shape draw:style-name="gr7" draw:text-style-name="P6" draw:layer="layout" svg:width="1.3cm" svg:height="0.8cm" draw:transform="rotate (1.5707963267949) translate (14.6cm 10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3cm" svg:height="0.8cm" draw:transform="rotate (1.5707963267949) translate (5.9cm 10.8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3cm" svg:height="0.8cm" draw:transform="rotate (1.5707963267949) translate (14.6cm 13.2cm)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cm" svg:height="0.8cm" draw:transform="rotate (1.5707963267949) translate (5.9cm 4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3cm" svg:height="0.8cm" draw:transform="rotate (1.5707963267949) translate (5.9cm 13.3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6.25cm" svg:height="1.35cm" svg:x="13cm" svg:y="3.75cm">
          <text:p text:style-name="P2"><text:span text:style-name="T1">Verarbeitete Daten werden</text:span></text:p>
          <text:p text:style-name="P2"><text:span text:style-name="T1">Als Quittung zurückgesende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25cm" svg:height="1.35cm" svg:x="12.95cm" svg:y="2.35cm">
          <text:p text:style-name="P2"><text:span text:style-name="T1">Daten zur Verarbeit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25cm" svg:height="1.35cm" svg:x="13cm" svg:y="5.05cm">
          <text:p text:style-name="P2"><text:span text:style-name="T1">Alle Datenfelder sind null (0)</text:span></text:p>
          <text:p text:style-name="P2"><text:span text:style-name="T1">keine Verarbeitu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1.801cm" svg:y="9.501cm">
          <text:p text:style-name="P2"><text:span text:style-name="T1">Hub sendet Msg.</text:span></text:p>
          <text:p text:style-name="P2"><text:span text:style-name="T2">PAYLOAD_TYPE_HB_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2cm" svg:height="1.2cm" svg:x="10.6cm" svg:y="18.4cm">
          <text:p text:style-name="P2"><text:span text:style-name="T1">Hub sendet Msg.</text:span></text:p>
          <text:p text:style-name="P2"><text:span text:style-name="T2">PAYLOAD_TYPE_DAT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3cm" svg:height="0.8cm" draw:transform="rotate (1.5707963267949) translate (14.7cm 19.7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7cm" svg:y1="16.5cm" svg:x2="12.7cm" svg:y2="18.4cm">
          <text:p/>
        </draw:line>
        <draw:line draw:style-name="gr4" draw:text-style-name="P3" xml:id="id2" draw:id="id2" draw:layer="layout" svg:x1="6.1cm" svg:y1="7.2cm" svg:x2="12.8cm" svg:y2="7.2cm">
          <text:p/>
        </draw:line>
        <draw:line draw:style-name="gr4" draw:text-style-name="P3" draw:layer="layout" svg:x1="12.8cm" svg:y1="7.2cm" svg:x2="12.8cm" svg:y2="9.6cm">
          <text:p/>
        </draw:line>
        <draw:connector draw:style-name="gr4" draw:text-style-name="P3" draw:layer="layout" svg:x1="12.7cm" svg:y1="19.6cm" svg:x2="3.9cm" svg:y2="22cm" draw:start-shape="id3" draw:start-glue-point="2" draw:end-shape="id4" svg:d="M12700 19600v1201h-8800v1199" svg:viewBox="0 0 8801 2401">
          <text:p/>
        </draw:connector>
      </draw:page>
      <draw:page draw:name="page2" draw:style-name="dp1" draw:master-page-name="Standard">
        <draw:frame draw:style-name="gr1" draw:text-style-name="P1" draw:layer="layout" svg:width="11.907cm" svg:height="1.474cm" svg:x="1.9cm" svg:y="1.3cm">
          <draw:text-box>
            <text:p>Kommunikation zwischen Hub und Node</text:p>
            <text:p><text:span text:style-name="T1">b) Always On</text:span></text:p>
          </draw:text-box>
        </draw:frame>
        <draw:custom-shape draw:style-name="gr2" draw:text-style-name="P3" draw:layer="layout" svg:width="4.2cm" svg:height="1.2cm" svg:x="3.7cm" svg:y="9.5cm">
          <text:p text:style-name="P2"><text:span text:style-name="T1">Hub sendet Msg.</text:span></text:p>
          <text:p text:style-name="P2"><text:span text:style-name="T2">PAYLOAD_TYPE_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cm" svg:height="1.2cm" svg:x="3.7cm" svg:y="11.9cm">
          <text:p text:style-name="P2"><text:span text:style-name="T1">Node sendet Msg.</text:span></text:p>
          <text:p text:style-name="P2"><text:span text:style-name="T2">PAYLOAD_TYPE_DAT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8cm" svg:y1="10.6cm" svg:x2="5.8cm" svg:y2="11.9cm">
          <text:p/>
        </draw:line>
        <draw:custom-shape draw:style-name="gr3" draw:text-style-name="P4" xml:id="id5" draw:id="id5" draw:layer="layout" svg:width="4.6cm" svg:height="2.3cm" svg:x="3.5cm" svg:y="14.3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5.8cm" svg:y1="13.1cm" svg:x2="5.8cm" svg:y2="14.4cm">
          <text:p/>
        </draw:line>
        <draw:frame draw:style-name="gr6" draw:text-style-name="P5" draw:layer="layout" svg:width="1.442cm" svg:height="0.763cm" svg:x="4.258cm" svg:y="16.9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7.958cm" svg:y="15.6cm">
          <draw:text-box>
            <text:p><text:span text:style-name="T3">Ja</text:span></text:p>
          </draw:text-box>
        </draw:frame>
        <draw:connector draw:style-name="gr4" draw:text-style-name="P3" draw:layer="layout" draw:line-skew="0.998cm" svg:x1="8.1cm" svg:y1="15.45cm" svg:x2="5.9cm" svg:y2="7.2cm" draw:start-shape="id5" draw:start-glue-point="7" svg:d="M8100 15450h1500v-8250h-3700" svg:viewBox="0 0 3701 8251">
          <text:p/>
        </draw:connector>
        <draw:custom-shape draw:style-name="gr2" draw:text-style-name="P4" draw:layer="layout" svg:width="4.2cm" svg:height="1.2cm" svg:x="3.8cm" svg:y="22cm">
          <text:p text:style-name="P2"><text:span text:style-name="T1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3cm" svg:height="0.8cm" draw:transform="rotate (1.5707963267949) translate (7.7cm 10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3cm" svg:height="0.8cm" draw:transform="rotate (1.5707963267949) translate (7.7cm 13.2cm)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25cm" svg:height="1.35cm" svg:x="13cm" svg:y="3.75cm">
          <text:p text:style-name="P2"><text:span text:style-name="T1">Verarbeitete Daten werden</text:span></text:p>
          <text:p text:style-name="P2"><text:span text:style-name="T1">Als Quittung zurückgesende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25cm" svg:height="1.35cm" svg:x="12.95cm" svg:y="2.35cm">
          <text:p text:style-name="P2"><text:span text:style-name="T1">Daten zur Verarbeit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25cm" svg:height="1.35cm" svg:x="13cm" svg:y="5.05cm">
          <text:p text:style-name="P2"><text:span text:style-name="T1">Alle Datenfelder sind null (0)</text:span></text:p>
          <text:p text:style-name="P2"><text:span text:style-name="T1">keine Verarbeitu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3.7cm" svg:y="18.4cm">
          <text:p text:style-name="P2"><text:span text:style-name="T1">Hub sendet Msg.</text:span></text:p>
          <text:p text:style-name="P2"><text:span text:style-name="T2">PAYLOAD_TYPE_DAT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3cm" svg:height="0.8cm" draw:transform="rotate (1.5707963267949) translate (7.8cm 19.7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8cm" svg:y1="16.5cm" svg:x2="5.8cm" svg:y2="18.4cm">
          <text:p/>
        </draw:line>
        <draw:line draw:style-name="gr4" draw:text-style-name="P3" draw:layer="layout" svg:x1="5.9cm" svg:y1="7.2cm" svg:x2="5.9cm" svg:y2="9.6cm">
          <text:p/>
        </draw:line>
        <draw:custom-shape draw:style-name="gr2" draw:text-style-name="P4" draw:layer="layout" svg:width="4.2cm" svg:height="1.2cm" svg:x="3.6cm" svg:y="4.2cm">
          <text:p text:style-name="P2"><text:span text:style-name="T1">Hub hat D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9cm" svg:y1="5.4cm" svg:x2="5.9cm" svg:y2="7.3cm">
          <text:p/>
        </draw:line>
        <draw:line draw:style-name="gr4" draw:text-style-name="P3" draw:layer="layout" svg:x1="5.8cm" svg:y1="19.6cm" svg:x2="5.8cm" svg:y2="22cm">
          <text:p/>
        </draw:line>
      </draw:page>
      <draw:page draw:name="page3" draw:style-name="dp1" draw:master-page-name="Standard">
        <draw:frame draw:style-name="gr1" draw:text-style-name="P1" draw:layer="layout" svg:width="11.907cm" svg:height="1.474cm" svg:x="1.901cm" svg:y="1.3cm">
          <draw:text-box>
            <text:p>Sende- und Empfangsschleife im Node</text:p>
            <text:p><text:span text:style-name="T1">a) Heartbeat</text:span></text:p>
          </draw:text-box>
        </draw:frame>
        <draw:custom-shape draw:style-name="gr2" draw:text-style-name="P4" xml:id="id16" draw:id="id16" draw:layer="layout" svg:width="4.2cm" svg:height="1.2cm" svg:x="2cm" svg:y="2.8cm">
          <text:p text:style-name="P9"><text:span text:style-name="T4">Node hat HB Daten</text:span></text:p>
          <text:p text:style-name="P2"><text:span text:style-name="T5">maxsendloopcount=defa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4.2cm" svg:height="1.2cm" svg:x="2cm" svg:y="6.3cm">
          <text:p text:style-name="P2"><text:span text:style-name="T1">Daten se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4" draw:id="id14" draw:layer="layout" svg:width="4.2cm" svg:height="1.6cm" svg:x="2cm" svg:y="8.2cm">
          <text:p text:style-name="P2"><text:span text:style-name="T1">Warten: </text:span></text:p>
          <text:p text:style-name="P2"><text:span text:style-name="T1">Send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4.6cm" svg:height="2.3cm" svg:x="1.8cm" svg:y="10.7cm">
          <text:p text:style-name="P2"><text:span text:style-name="T1">Daten im</text:span></text:p>
          <text:p text:style-name="P2"><text:span text:style-name="T1">Empfangsbuffer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7" draw:id="id7" draw:layer="layout" svg:width="4.6cm" svg:height="2.3cm" svg:x="14.1cm" svg:y="13.5cm">
          <text:p text:style-name="P2"><text:span text:style-name="T1">maxsendloopcount</text:span></text:p>
          <text:p text:style-name="P2"><text:span text:style-name="T1">Übersch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1.442cm" svg:height="0.763cm" svg:x="6.3cm" svg:y="11.1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8.5cm" svg:y="14.7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6.358cm" svg:y="15.737cm">
          <draw:text-box>
            <text:p><text:span text:style-name="T3">Ja</text:span></text:p>
          </draw:text-box>
        </draw:frame>
        <draw:frame draw:style-name="gr6" draw:text-style-name="P5" draw:layer="layout" svg:width="1.442cm" svg:height="0.763cm" svg:x="4.058cm" svg:y="12.937cm">
          <draw:text-box>
            <text:p><text:span text:style-name="T3">Ja</text:span></text:p>
          </draw:text-box>
        </draw:frame>
        <draw:custom-shape draw:style-name="gr2" draw:text-style-name="P4" xml:id="id9" draw:id="id9" draw:layer="layout" svg:width="4.2cm" svg:height="1.2cm" svg:x="15.4cm" svg:y="26.4cm">
          <text:p text:style-name="P2"><text:span text:style-name="T1">Node geht schlaf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4cm" svg:y1="11.85cm" svg:x2="16.4cm" svg:y2="13.5cm" draw:start-shape="id6" draw:start-glue-point="7" draw:end-shape="id7" draw:end-glue-point="4" svg:d="M6400 11850h10000v1650" svg:viewBox="0 0 10001 1651">
          <text:p/>
        </draw:connector>
        <draw:connector draw:style-name="gr4" draw:text-style-name="P3" draw:layer="layout" svg:x1="18.7cm" svg:y1="14.65cm" svg:x2="6.2cm" svg:y2="6.9cm" draw:start-shape="id7" draw:start-glue-point="7" draw:end-shape="id8" draw:end-glue-point="1" svg:d="M18700 14650h502v-7750h-13002" svg:viewBox="0 0 13003 7751">
          <text:p/>
        </draw:connector>
        <draw:connector draw:style-name="gr4" draw:text-style-name="P3" draw:layer="layout" svg:x1="16.4cm" svg:y1="15.8cm" svg:x2="17.5cm" svg:y2="26.4cm" draw:start-shape="id7" draw:start-glue-point="6" draw:end-shape="id9" draw:end-glue-point="0" svg:d="M16400 15800v5301h1100v5299" svg:viewBox="0 0 1101 10601">
          <text:p/>
        </draw:connector>
        <draw:custom-shape draw:style-name="gr14" draw:text-style-name="P3" xml:id="id15" draw:id="id15" draw:layer="layout" svg:width="3.8cm" svg:height="7.3cm" svg:x="2.2cm" svg:y="14.6cm">
          <text:p text:style-name="P2"><text:span text:style-name="T1">msg_type</text:span></text:p>
          <text:p text:style-name="P2"><text:span text:style-name="T1">Auswerten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/>
          <text:p text:style-name="P2"/>
          <text:p text:style-name="P2"/>
          <draw:enhanced-geometry svg:viewBox="0 0 21600 21600" draw:glue-points="?f6 10800 10800 21600 ?f5 10800 10800 0" draw:text-areas="?f3 ?f3 ?f4 ?f4" draw:type="trapezoid" draw:modifiers="9541.278610891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4" xml:id="id10" draw:id="id10" draw:layer="layout" svg:width="4.2cm" svg:height="1.8cm" svg:x="7.6cm" svg:y="15.9cm">
          <text:p text:style-name="P2"><text:span text:style-name="T5">Nachricht vom msg_type</text:span></text:p>
          <text:p text:style-name="P2"><text:span text:style-name="T5">P</text:span><text:span text:style-name="T6">AYLOAD_TYPE_HB_STOP</text:span></text:p>
          <text:p text:style-name="P2"><text:span text:style-name="T7">erzeu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026cm" svg:y1="15.741cm" svg:x2="7.6cm" svg:y2="16.8cm" draw:end-shape="id10" draw:end-glue-point="3" svg:d="M6026 15741h492v1059h1082" svg:viewBox="0 0 1575 1060">
          <text:p/>
        </draw:connector>
        <draw:frame draw:style-name="gr16" draw:text-style-name="P10" draw:layer="layout" svg:width="4.707cm" svg:height="0.569cm" svg:x="5.593cm" svg:y="15.233cm">
          <draw:text-box>
            <text:p><text:span text:style-name="T8">PAYLOAD_TYPE_HB_RESP</text:span></text:p>
          </draw:text-box>
        </draw:frame>
        <draw:frame draw:style-name="gr16" draw:text-style-name="P10" draw:layer="layout" svg:width="3.592cm" svg:height="0.569cm" svg:x="4.308cm" svg:y="21.2cm">
          <draw:text-box>
            <text:p><text:span text:style-name="T8">PAYLOAD_TYPE_DAT</text:span></text:p>
          </draw:text-box>
        </draw:frame>
        <draw:custom-shape draw:style-name="gr2" draw:text-style-name="P4" xml:id="id11" draw:id="id11" draw:layer="layout" svg:width="4.2cm" svg:height="1.2cm" svg:x="4.3cm" svg:y="24.3cm">
          <text:p text:style-name="P2"><text:span text:style-name="T1">Daten verarbei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-1.065cm" svg:x1="4.556cm" svg:y1="21.731cm" svg:x2="6.4cm" svg:y2="24.3cm" draw:end-shape="id11" draw:end-glue-point="0" svg:d="M4556 21731v-31h1844v2600" svg:viewBox="0 0 1845 2601">
          <text:p/>
        </draw:connector>
        <draw:custom-shape draw:style-name="gr17" draw:text-style-name="P4" xml:id="id12" draw:id="id12" draw:layer="layout" svg:width="4.2cm" svg:height="1.9cm" svg:x="4.3cm" svg:y="26.5cm">
          <text:p text:style-name="P2"><text:span text:style-name="T1">Payload mit</text:span></text:p>
          <text:p text:style-name="P2"><text:span text:style-name="T4">Antwort fül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4cm" svg:y1="25.5cm" svg:x2="6.4cm" svg:y2="26.5cm">
          <text:p/>
        </draw:line>
        <draw:connector draw:style-name="gr4" draw:text-style-name="P3" draw:layer="layout" svg:x1="4.3cm" svg:y1="27.45cm" svg:x2="2cm" svg:y2="5.2cm" draw:start-shape="id12" draw:start-glue-point="3" draw:end-shape="id13" draw:end-glue-point="3" svg:d="M4300 27450h-2801v-22250h501" svg:viewBox="0 0 2802 22251">
          <text:p/>
        </draw:connector>
        <draw:frame draw:style-name="gr18" draw:text-style-name="P10" draw:layer="layout" svg:width="4.499cm" svg:height="0.667cm" svg:x="4.901cm" svg:y="18.233cm">
          <draw:text-box>
            <text:p><text:span text:style-name="T8">PAYLOAD_TYPE_DATSTOP</text:span></text:p>
          </draw:text-box>
        </draw:frame>
        <draw:connector draw:style-name="gr4" draw:text-style-name="P3" draw:layer="layout" svg:x1="5.328cm" svg:y1="18.754cm" svg:x2="16.426cm" svg:y2="21.093cm" svg:d="M5328 18754h5549v2339h5549" svg:viewBox="0 0 11099 2340">
          <text:p/>
        </draw:connector>
        <draw:connector draw:style-name="gr4" draw:text-style-name="P3" draw:layer="layout" svg:x1="4.1cm" svg:y1="7.5cm" svg:x2="4.1cm" svg:y2="8.2cm" draw:start-shape="id8" draw:start-glue-point="2" draw:end-shape="id14" draw:end-glue-point="0" svg:d="M4100 7500v700" svg:viewBox="0 0 1 701">
          <text:p/>
        </draw:connector>
        <draw:connector draw:style-name="gr4" draw:text-style-name="P3" draw:layer="layout" svg:x1="4.1cm" svg:y1="9.8cm" svg:x2="4.1cm" svg:y2="10.7cm" draw:start-shape="id14" draw:start-glue-point="2" draw:end-shape="id6" draw:end-glue-point="4" svg:d="M4100 9800v900" svg:viewBox="0 0 1 901">
          <text:p/>
        </draw:connector>
        <draw:connector draw:style-name="gr4" draw:text-style-name="P3" draw:layer="layout" svg:x1="4.1cm" svg:y1="13cm" svg:x2="4.1cm" svg:y2="14.6cm" draw:start-shape="id6" draw:start-glue-point="6" draw:end-shape="id15" draw:end-glue-point="7" svg:d="M4100 13000v1600" svg:viewBox="0 0 1 1601">
          <text:p/>
        </draw:connector>
        <draw:connector draw:style-name="gr4" draw:text-style-name="P3" draw:layer="layout" svg:x1="9.7cm" svg:y1="15.9cm" svg:x2="6.2cm" svg:y2="5.2cm" draw:start-shape="id10" draw:start-glue-point="0" draw:end-shape="id13" draw:end-glue-point="1" svg:d="M9700 15900v-10700h-3500" svg:viewBox="0 0 3501 10701">
          <text:p/>
        </draw:connector>
        <draw:custom-shape draw:style-name="gr2" draw:text-style-name="P4" xml:id="id13" draw:id="id13" draw:layer="layout" svg:width="4.2cm" svg:height="1.2cm" svg:x="2cm" svg:y="4.6cm">
          <text:p text:style-name="P2"><text:span text:style-name="T1">Senden</text:span></text:p>
          <text:p text:style-name="P2"><text:span text:style-name="T1">vorberei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1cm" svg:y1="4cm" svg:x2="4.1cm" svg:y2="4.6cm" draw:start-shape="id16" draw:start-glue-point="2" draw:end-shape="id13" draw:end-glue-point="0" svg:d="M4100 4000v600" svg:viewBox="0 0 1 601">
          <text:p/>
        </draw:connector>
        <draw:connector draw:style-name="gr4" draw:text-style-name="P3" draw:layer="layout" svg:x1="4.1cm" svg:y1="5.8cm" svg:x2="4.1cm" svg:y2="6.3cm" draw:start-shape="id13" draw:start-glue-point="2" draw:end-shape="id8" draw:end-glue-point="0" svg:d="M4100 5800v500" svg:viewBox="0 0 1 501">
          <text:p/>
        </draw:connector>
        <draw:frame draw:style-name="gr19" draw:text-style-name="P11" draw:layer="layout" svg:width="3.846cm" svg:height="0.646cm" svg:x="6.754cm" svg:y="4.654cm">
          <draw:text-box>
            <text:p><text:span text:style-name="T5">maxsendloopcount=3</text:span></text:p>
          </draw:text-box>
        </draw:frame>
        <draw:frame draw:style-name="gr19" draw:text-style-name="P11" draw:layer="layout" svg:width="4.701cm" svg:height="0.646cm" draw:transform="rotate (1.57865030842887) translate (0.955cm 9.006cm)">
          <draw:text-box>
            <text:p><text:span text:style-name="T5">maxsendloopcount=default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1.907cm" svg:height="1.474cm" svg:x="1.901cm" svg:y="1.3cm">
          <draw:text-box>
            <text:p>Sende- und Empfangsschleife im Node</text:p>
            <text:p><text:span text:style-name="T1">b) Allways On</text:span></text:p>
          </draw:text-box>
        </draw:frame>
        <draw:custom-shape draw:style-name="gr20" draw:text-style-name="P4" xml:id="id19" draw:id="id19" draw:layer="layout" svg:width="4.2cm" svg:height="1.2cm" svg:x="2cm" svg:y="6.1cm">
          <text:p text:style-name="P2"><text:span text:style-name="T1">Daten senden</text:span></text:p>
          <text:p text:style-name="P2"><text:span text:style-name="T1">sendloopcount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xml:id="id20" draw:id="id20" draw:layer="layout" svg:width="4.2cm" svg:height="1.6cm" svg:x="2cm" svg:y="8.7cm">
          <text:p text:style-name="P2"><text:span text:style-name="T1">Warten: </text:span></text:p>
          <text:p text:style-name="P2"><text:span text:style-name="T1">Send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xml:id="id17" draw:id="id17" draw:layer="layout" svg:width="4.6cm" svg:height="2.3cm" svg:x="1.8cm" svg:y="11.2cm">
          <text:p text:style-name="P2"><text:span text:style-name="T1">Daten im</text:span></text:p>
          <text:p text:style-name="P2"><text:span text:style-name="T1">Empfangsbuffer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18" draw:id="id18" draw:layer="layout" svg:width="4.6cm" svg:height="2.3cm" svg:x="14.1cm" svg:y="14cm">
          <text:p text:style-name="P2"><text:span text:style-name="T1">maxsendloopcount</text:span></text:p>
          <text:p text:style-name="P2"><text:span text:style-name="T1">Übersch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1.442cm" svg:height="0.763cm" svg:x="6.3cm" svg:y="11.6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8.5cm" svg:y="15.2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6.358cm" svg:y="16.237cm">
          <draw:text-box>
            <text:p><text:span text:style-name="T3">Ja</text:span></text:p>
          </draw:text-box>
        </draw:frame>
        <draw:frame draw:style-name="gr6" draw:text-style-name="P5" draw:layer="layout" svg:width="1.442cm" svg:height="0.763cm" svg:x="4.058cm" svg:y="13.437cm">
          <draw:text-box>
            <text:p><text:span text:style-name="T3">Ja</text:span></text:p>
          </draw:text-box>
        </draw:frame>
        <draw:connector draw:style-name="gr4" draw:text-style-name="P3" draw:layer="layout" svg:x1="6.4cm" svg:y1="12.35cm" svg:x2="16.4cm" svg:y2="14cm" draw:start-shape="id17" draw:start-glue-point="7" draw:end-shape="id18" draw:end-glue-point="4" svg:d="M6400 12350h10000v1650" svg:viewBox="0 0 10001 1651">
          <text:p/>
        </draw:connector>
        <draw:connector draw:style-name="gr4" draw:text-style-name="P3" draw:layer="layout" svg:x1="18.7cm" svg:y1="15.15cm" svg:x2="6.2cm" svg:y2="6.7cm" draw:start-shape="id18" draw:start-glue-point="7" draw:end-shape="id19" draw:end-glue-point="1" svg:d="M18700 15150h502v-8450h-13002" svg:viewBox="0 0 13003 8451">
          <text:p/>
        </draw:connector>
        <draw:connector draw:style-name="gr4" draw:text-style-name="P3" draw:layer="layout" draw:line-skew="0cm 9.649cm" svg:x1="16.4cm" svg:y1="16.3cm" svg:x2="6.2cm" svg:y2="9.5cm" draw:start-shape="id18" draw:start-glue-point="6" draw:end-shape="id20" draw:end-glue-point="1" svg:d="M16400 16300v502h3400v-7302h-13600" svg:viewBox="0 0 13601 7303">
          <text:p/>
        </draw:connector>
        <draw:custom-shape draw:style-name="gr23" draw:text-style-name="P3" xml:id="id25" draw:id="id25" draw:layer="layout" svg:width="3.8cm" svg:height="7.3cm" svg:x="2.2cm" svg:y="15.1cm">
          <text:p text:style-name="P2"><text:span text:style-name="T1">msg_type</text:span></text:p>
          <text:p text:style-name="P2"><text:span text:style-name="T1">Auswerten</text:span></text:p>
          <text:p text:style-name="P2"><text:span text:style-name="T1">sendloopcount=0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/>
          <text:p text:style-name="P2"/>
          <text:p text:style-name="P2"/>
          <draw:enhanced-geometry svg:viewBox="0 0 21600 21600" draw:glue-points="?f6 10800 10800 21600 ?f5 10800 10800 0" draw:text-areas="?f3 ?f3 ?f4 ?f4" draw:type="trapezoid" draw:modifiers="9541.278610891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4" xml:id="id21" draw:id="id21" draw:layer="layout" svg:width="4.4cm" svg:height="2.2cm" svg:x="7.6cm" svg:y="16.4cm">
          <text:p text:style-name="P2"><text:span text:style-name="T5">Nachricht vom msg_type</text:span></text:p>
          <text:p text:style-name="P2"><text:span text:style-name="T5">P</text:span><text:span text:style-name="T6">AYLOAD_TYPE_HB_STOP</text:span></text:p>
          <text:p text:style-name="P2"><text:span text:style-name="T5">Erzeu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026cm" svg:y1="16.241cm" svg:x2="7.6cm" svg:y2="17.5cm" draw:end-shape="id21" draw:end-glue-point="3" svg:d="M6026 16241h522v1259h1052" svg:viewBox="0 0 1575 1260">
          <text:p/>
        </draw:connector>
        <draw:frame draw:style-name="gr16" draw:text-style-name="P10" draw:layer="layout" svg:width="4.707cm" svg:height="0.569cm" svg:x="5.593cm" svg:y="15.733cm">
          <draw:text-box>
            <text:p><text:span text:style-name="T8">PAYLOAD_TYPE_HB_RESP</text:span></text:p>
          </draw:text-box>
        </draw:frame>
        <draw:frame draw:style-name="gr16" draw:text-style-name="P10" draw:layer="layout" svg:width="3.592cm" svg:height="0.569cm" svg:x="4.4cm" svg:y="21.4cm">
          <draw:text-box>
            <text:p><text:span text:style-name="T8">PAYLOAD_TYPE_DAT</text:span></text:p>
          </draw:text-box>
        </draw:frame>
        <draw:custom-shape draw:style-name="gr25" draw:text-style-name="P4" xml:id="id22" draw:id="id22" draw:layer="layout" svg:width="4.2cm" svg:height="1.2cm" svg:x="4.3cm" svg:y="23.3cm">
          <text:p text:style-name="P2"><text:span text:style-name="T1">Daten verarbei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-0.449cm" svg:x1="4.666cm" svg:y1="21.898cm" svg:x2="6.4cm" svg:y2="23.3cm" draw:end-shape="id22" draw:end-glue-point="0" svg:d="M4666 21898v2h1734v1400" svg:viewBox="0 0 1735 1403">
          <text:p/>
        </draw:connector>
        <draw:custom-shape draw:style-name="gr26" draw:text-style-name="P4" xml:id="id23" draw:id="id23" draw:layer="layout" svg:width="4.7cm" svg:height="1.6cm" svg:x="4cm" svg:y="25.4cm">
          <text:p text:style-name="P2"><text:span text:style-name="T1">Payload mit</text:span></text:p>
          <text:p text:style-name="P2"><text:span text:style-name="T4">Antwort fül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4cm" svg:y1="24.5cm" svg:x2="6.4cm" svg:y2="25.5cm">
          <text:p/>
        </draw:line>
        <draw:connector draw:style-name="gr4" draw:text-style-name="P3" draw:layer="layout" svg:x1="4cm" svg:y1="26.2cm" svg:x2="2cm" svg:y2="4.6cm" draw:start-shape="id23" draw:start-glue-point="3" draw:end-shape="id24" draw:end-glue-point="3" svg:d="M4000 26200h-2501v-21600h501" svg:viewBox="0 0 2502 21601">
          <text:p/>
        </draw:connector>
        <draw:frame draw:style-name="gr18" draw:text-style-name="P10" draw:layer="layout" svg:width="4.499cm" svg:height="0.667cm" svg:x="4.901cm" svg:y="18.733cm">
          <draw:text-box>
            <text:p><text:span text:style-name="T8">PAYLOAD_TYPE_DATSTOP</text:span></text:p>
          </draw:text-box>
        </draw:frame>
        <draw:connector draw:style-name="gr4" draw:text-style-name="P3" draw:layer="layout" draw:line-skew="6.398cm" svg:x1="5.328cm" svg:y1="19.254cm" svg:x2="6.2cm" svg:y2="9.5cm" draw:end-shape="id20" draw:end-glue-point="1" svg:d="M5328 19254h7772v-9754h-6900" svg:viewBox="0 0 7773 9755">
          <text:p/>
        </draw:connector>
        <draw:connector draw:style-name="gr4" draw:text-style-name="P3" draw:layer="layout" svg:x1="4.1cm" svg:y1="7.3cm" svg:x2="4.1cm" svg:y2="8.7cm" draw:start-shape="id19" draw:start-glue-point="2" draw:end-shape="id20" draw:end-glue-point="0" svg:d="M4100 7300v1400" svg:viewBox="0 0 1 1401">
          <text:p/>
        </draw:connector>
        <draw:connector draw:style-name="gr4" draw:text-style-name="P3" draw:layer="layout" svg:x1="4.1cm" svg:y1="10.3cm" svg:x2="4.1cm" svg:y2="11.2cm" draw:start-shape="id20" draw:start-glue-point="2" draw:end-shape="id17" draw:end-glue-point="4" svg:d="M4100 10300v900" svg:viewBox="0 0 1 901">
          <text:p/>
        </draw:connector>
        <draw:connector draw:style-name="gr4" draw:text-style-name="P3" draw:layer="layout" svg:x1="4.1cm" svg:y1="13.5cm" svg:x2="4.1cm" svg:y2="15.1cm" draw:start-shape="id17" draw:start-glue-point="6" draw:end-shape="id25" draw:end-glue-point="7" svg:d="M4100 13500v1600" svg:viewBox="0 0 1 1601">
          <text:p/>
        </draw:connector>
        <draw:connector draw:style-name="gr4" draw:text-style-name="P3" draw:layer="layout" svg:x1="9.8cm" svg:y1="16.4cm" svg:x2="6.2cm" svg:y2="4.6cm" draw:start-shape="id21" draw:start-glue-point="0" draw:end-shape="id24" draw:end-glue-point="1" svg:d="M9800 16400v-11800h-3600" svg:viewBox="0 0 3601 11801">
          <text:p/>
        </draw:connector>
        <draw:custom-shape draw:style-name="gr27" draw:text-style-name="P4" xml:id="id24" draw:id="id24" draw:layer="layout" svg:width="4.2cm" svg:height="1.2cm" svg:x="2cm" svg:y="4cm">
          <text:p text:style-name="P2"><text:span text:style-name="T1">Senden</text:span></text:p>
          <text:p text:style-name="P2"><text:span text:style-name="T1">vorberei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1cm" svg:y1="5.2cm" svg:x2="4.1cm" svg:y2="6.1cm" draw:start-shape="id24" draw:start-glue-point="2" draw:end-shape="id19" draw:end-glue-point="0" svg:d="M4100 5200v900" svg:viewBox="0 0 1 901">
          <text:p/>
        </draw:connector>
        <draw:frame draw:style-name="gr19" draw:text-style-name="P11" draw:layer="layout" svg:width="3.846cm" svg:height="0.646cm" svg:x="6.754cm" svg:y="3.954cm">
          <draw:text-box>
            <text:p><text:span text:style-name="T5">maxsendloopcount=3</text:span></text:p>
          </draw:text-box>
        </draw:frame>
        <draw:frame draw:style-name="gr19" draw:text-style-name="P11" draw:layer="layout" svg:width="4.701cm" svg:height="0.646cm" draw:transform="rotate (1.57865030842887) translate (0.954cm 9.006cm)">
          <draw:text-box>
            <text:p><text:span text:style-name="T5">maxsendloopcount=default</text:span></text:p>
          </draw:text-box>
        </draw:frame>
      </draw:page>
      <draw:page draw:name="page5" draw:style-name="dp1" draw:master-page-name="Standard"/>
      <draw:page draw:name="page6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4:24:08.106554616</meta:creation-date>
    <dc:date>2020-05-22T22:58:24.718952091</dc:date>
    <meta:editing-duration>PT7H50M23S</meta:editing-duration>
    <meta:editing-cycles>12</meta:editing-cycles>
    <meta:generator>LibreOffice/6.0.7.3$Linux_X86_64 LibreOffice_project/00m0$Build-3</meta:generator>
    <meta:document-statistic meta:object-count="124"/>
  </office:meta>
</office:document-meta>
</file>